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Preformatted_20_Text">
      <loext:graphic-properties draw:fill="solid" draw:fill-color="#212529" draw:opacity="100%"/>
      <style:paragraph-properties fo:margin-left="0cm" fo:margin-right="0cm" fo:margin-top="0.794cm" fo:margin-bottom="0.794cm" style:contextual-spacing="false" fo:line-height="162%" fo:orphans="2" fo:widows="2" fo:text-indent="0cm" style:auto-text-indent="false" fo:background-color="#212529" fo:padding-left="0.476cm" fo:padding-right="0cm" fo:padding-top="0.265cm" fo:padding-bottom="0.265cm" fo:border-left="7.51pt solid #f2f0f0" fo:border-right="none" fo:border-top="7.51pt solid #f2f0f0" fo:border-bottom="7.51pt solid #f2f0f0"/>
      <style:text-properties fo:font-variant="normal" fo:text-transform="none" fo:color="#ffffff" loext:opacity="100%" style:font-name="monospace" fo:font-size="12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a3a3a" loext:opacity="100%" style:font-name="Muli" fo:font-size="12.7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a3a3a" loext:opacity="100%" style:font-name="Muli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1.</text:span></text:span><text:span text:style-name="T2"> Clear PageCache only.</text:span></text:p>
      <text:p text:style-name="P1"># sync; echo 1 &gt; /proc/sys/vm/drop_caches</text:p>
      <text:p text:style-name="P2"><text:span text:style-name="Strong_20_Emphasis"><text:span text:style-name="T1">2.</text:span></text:span><text:span text:style-name="T2"> Clear dentries and inodes.</text:span></text:p>
      <text:p text:style-name="P1"># sync; echo 2 &gt; /proc/sys/vm/drop_caches</text:p>
      <text:p text:style-name="P2"><text:span text:style-name="Strong_20_Emphasis"><text:span text:style-name="T1">3.</text:span></text:span><text:span text:style-name="T2"> Clear pagecache, dentries, and inodes.</text:span></text:p>
      <text:p text:style-name="P1"># sync; echo 3 &gt; /proc/sys/vm/drop_caches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0:51:12.426040351</meta:creation-date>
    <dc:date>2022-10-23T10:51:34.899578822</dc:date>
    <meta:editing-duration>PT27S</meta:editing-duration>
    <meta:editing-cycles>1</meta:editing-cycles>
    <meta:document-statistic meta:table-count="0" meta:image-count="0" meta:object-count="0" meta:page-count="1" meta:paragraph-count="6" meta:word-count="33" meta:character-count="218" meta:non-whitespace-character-count="190"/>
    <meta:generator>LibreOffice/7.3.6.2$Linux_X86_64 LibreOffice_project/30$Build-2</meta:generator>
  </office:meta>
</office:document-meta>
</file>